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14cm"/>
    </style:style>
    <style:style style:name="gr2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5cm" svg:height="1cm" svg:x="3.5cm" svg:y="12cm">
          <text:p text:style-name="P1">World Fram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3.5cm" svg:x2="17.5cm" svg:y2="13.5cm">
          <text:p text:style-name="P1"/>
          <text:p text:style-name="P1">Rigid Transform +X</text:p>
        </draw:line>
        <draw:line draw:style-name="gr3" draw:text-style-name="P1" draw:layer="layout" svg:x1="4.1cm" svg:y1="13.4cm" svg:x2="4.1cm" svg:y2="16.4cm">
          <text:p text:style-name="P1">-Z</text:p>
        </draw:line>
        <draw:line draw:style-name="gr4" draw:text-style-name="P3" draw:layer="layout" svg:x1="4cm" svg:y1="13.5cm" svg:x2="2cm" svg:y2="15cm">
          <text:p text:style-name="P1">-Y</text:p>
        </draw:line>
        <draw:custom-shape draw:style-name="gr5" draw:text-style-name="P1" draw:layer="layout" svg:width="2.5cm" svg:height="1.5cm" svg:x="5.5cm" svg:y="10.5cm">
          <text:p text:style-name="P1">Solid 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5cm" svg:x="12cm" svg:y="10.5cm">
          <text:p text:style-name="P1">Solid 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cm" svg:y1="9.5cm" svg:x2="8.5cm" svg:y2="9.5cm">
          <text:p text:style-name="P1">Prismatic</text:p>
          <text:p text:style-name="P1">Joint</text:p>
          <text:p text:style-name="P1"/>
          <text:p text:style-name="P1"/>
        </draw:line>
        <draw:line draw:style-name="gr6" draw:text-style-name="P1" draw:layer="layout" svg:x1="11.4cm" svg:y1="9.525cm" svg:x2="14.9cm" svg:y2="9.525cm">
          <text:p text:style-name="P1">Prismatic</text:p>
          <text:p text:style-name="P1">Joint</text:p>
          <text:p text:style-name="P1"/>
          <text:p text:style-name="P1"/>
        </draw:line>
        <draw:line draw:style-name="gr7" draw:text-style-name="P3" draw:layer="layout" svg:x1="8cm" svg:y1="11.3cm" svg:x2="12cm" svg:y2="11.3cm">
          <text:p/>
        </draw:line>
        <draw:line draw:style-name="gr4" draw:text-style-name="P3" draw:layer="layout" svg:x1="4cm" svg:y1="11.2cm" svg:x2="5.5cm" svg:y2="11.2cm">
          <text:p text:style-name="P1">Force <text:s text:c="19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46S</meta:editing-duration>
    <meta:editing-cycles>3</meta:editing-cycles>
    <meta:generator>LibreOffice/5.4.5.1$Windows_X86_64 LibreOffice_project/79c9829dd5d8054ec39a82dc51cd9eff340dbee8</meta:generator>
    <dc:date>2018-05-01T16:26:26.781000000</dc:date>
    <meta:document-statistic meta:object-count="10"/>
  </office:meta>
</office:document-meta>
</file>